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SFMono-Regular" svg:font-family="SFMono-Regular, Consolas, 'Liberation Mono', Menlo, monospace"/>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2a716" officeooo:paragraph-rsid="000e2b8a"/>
    </style:style>
    <style:style style:name="P2" style:family="paragraph" style:parent-style-name="Text_20_body">
      <style:paragraph-properties fo:margin-left="0in" fo:margin-right="0in" fo:margin-top="0in" fo:margin-bottom="0in" loext:contextual-spacing="false" style:line-height-at-least="0.1457in" fo:orphans="2" fo:widows="2" fo:text-indent="0in" style:auto-text-indent="false" fo:padding="0in" fo:border="none"/>
    </style:style>
    <style:style style:name="P3" style:family="paragraph" style:parent-style-name="Standard">
      <style:text-properties officeooo:rsid="000e2b8a" officeooo:paragraph-rsid="000e2b8a"/>
    </style:style>
    <style:style style:name="P4" style:family="paragraph" style:parent-style-name="Standard">
      <style:text-properties officeooo:rsid="00102938" officeooo:paragraph-rsid="00102938"/>
    </style:style>
    <style:style style:name="P5" style:family="paragraph" style:parent-style-name="Standard">
      <style:text-properties officeooo:rsid="0012a716" officeooo:paragraph-rsid="0012a716"/>
    </style:style>
    <style:style style:name="P6" style:family="paragraph" style:parent-style-name="Standard">
      <style:text-properties officeooo:paragraph-rsid="00149fa6"/>
    </style:style>
    <style:style style:name="T1" style:family="text">
      <style:text-properties fo:font-variant="normal" fo:text-transform="none" fo:color="#000000" style:font-name="Open Sans" fo:font-size="9.75pt" fo:letter-spacing="normal" fo:font-style="normal" fo:font-weight="normal"/>
    </style:style>
    <style:style style:name="T2" style:family="text">
      <style:text-properties fo:font-variant="normal" fo:text-transform="none" fo:color="#000000" style:font-name="Open Sans" fo:font-size="9.75pt" fo:letter-spacing="normal" fo:font-style="normal" fo:font-weight="normal" officeooo:rsid="00111f56"/>
    </style:style>
    <style:style style:name="T3" style:family="text">
      <style:text-properties fo:font-variant="normal" fo:text-transform="none" fo:color="#000000" style:font-name="Open Sans" fo:font-size="9.75pt" fo:letter-spacing="normal" fo:font-style="normal" fo:font-weight="normal" officeooo:rsid="00120cbb"/>
    </style:style>
    <style:style style:name="T4" style:family="text">
      <style:text-properties fo:font-variant="normal" fo:text-transform="none" fo:color="#000000" style:font-name="Open Sans" fo:font-size="9.75pt" fo:letter-spacing="normal" fo:font-style="normal" fo:font-weight="normal" officeooo:rsid="00149fa6"/>
    </style:style>
    <style:style style:name="T5" style:family="text">
      <style:text-properties fo:font-variant="normal" fo:text-transform="none" fo:color="#000000" style:font-name="Open Sans" fo:font-size="9.75pt" fo:letter-spacing="normal" fo:font-style="normal" fo:font-weight="normal" officeooo:rsid="0015bf96"/>
    </style:style>
    <style:style style:name="T6" style:family="text">
      <style:text-properties fo:font-variant="normal" fo:text-transform="none" fo:color="#000000" style:font-name="Open Sans" fo:font-size="9.75pt" fo:letter-spacing="normal" fo:font-style="normal" fo:font-weight="normal" officeooo:rsid="0017a7ee"/>
    </style:style>
    <style:style style:name="T7" style:family="text">
      <style:text-properties fo:font-variant="normal" fo:text-transform="none" fo:color="#000000" style:font-name="Open Sans" fo:font-size="12pt" fo:letter-spacing="normal" fo:font-style="normal" fo:font-weight="normal"/>
    </style:style>
    <style:style style:name="T8" style:family="text">
      <style:text-properties fo:font-variant="normal" fo:text-transform="none" fo:color="#000000" style:font-name="inherit" fo:font-size="9.75pt" fo:letter-spacing="normal" fo:font-style="normal" fo:font-weight="normal" loext:padding="0in" loext:border="none"/>
    </style:style>
    <style:style style:name="T9" style:family="text">
      <style:text-properties fo:font-variant="normal" fo:text-transform="none" fo:color="#000000" style:font-name="inherit" fo:font-size="9.75pt" fo:letter-spacing="normal" fo:font-style="normal" fo:font-weight="normal" fo:background-color="transparent" loext:char-shading-value="0" loext:padding="0in" loext:border="none"/>
    </style:style>
    <style:style style:name="T10" style:family="text">
      <style:text-properties fo:font-variant="normal" fo:text-transform="none" fo:color="#000000" fo:letter-spacing="normal"/>
    </style:style>
    <style:style style:name="T11" style:family="text">
      <style:text-properties fo:font-variant="normal" fo:text-transform="none" fo:color="#1874a4" style:font-name="Open Sans" fo:font-size="9.75pt" fo:letter-spacing="normal" fo:font-style="normal" style:text-underline-style="solid" style:text-underline-width="auto" style:text-underline-color="font-color" fo:font-weight="normal" loext:padding="0in" loext:border="none"/>
    </style:style>
    <style:style style:name="T12" style:family="text">
      <style:text-properties fo:font-variant="normal" fo:text-transform="none" fo:color="#1874a4" style:font-name="inherit" fo:font-size="9.75pt" fo:letter-spacing="normal" fo:font-style="normal" style:text-underline-style="solid" style:text-underline-width="auto" style:text-underline-color="font-color" fo:font-weight="normal" loext:padding="0in" loext:border="none"/>
    </style:style>
    <style:style style:name="T13" style:family="text">
      <style:text-properties fo:font-variant="normal" fo:text-transform="none" fo:color="#1874a4" style:font-name="inherit" fo:font-size="9.75pt" fo:letter-spacing="normal" fo:font-style="normal" style:text-underline-style="solid" style:text-underline-width="auto" style:text-underline-color="font-color" fo:font-weight="normal" fo:background-color="transparent" loext:char-shading-value="0"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scussion Week 2</text:p>
      <text:p text:style-name="P3"/>
      <text:p text:style-name="P3"><text:span text:style-name="T1">What are the pros/cons of different kinds of databases? For example, when would it be beneficial to use an object database compared to relational database? What are some differences between flat files (including XML), relational databases, and object-oriented databases? You could also compare two different systems of the same type (</text:span><text:span text:style-name="T8">MySQL</text:span><text:span text:style-name="T10"> </text:span><text:span text:style-name="T1">versus </text:span><text:span text:style-name="T8">SQLite</text:span><text:span text:style-name="T1">, for example). Or, look for some biological database examples and discuss what technology is used. For example, you can take a look at GMOD (Generic Model Organism Database </text:span><text:a xlink:type="simple" xlink:href="http://gmod.org/wiki/Main_Page" office:target-frame-name="_blank" xlink:show="new" text:style-name="Internet_20_link" text:visited-style-name="Visited_20_Internet_20_Link"><text:span text:style-name="T12">http</text:span></text:a><text:a xlink:type="simple" xlink:href="http://gmod.org/wiki/Main_Page" office:target-frame-name="_blank" xlink:show="new" text:style-name="Internet_20_link" text:visited-style-name="Visited_20_Internet_20_Link"><text:span text:style-name="T11">://</text:span></text:a><text:a xlink:type="simple" xlink:href="http://gmod.org/wiki/Main_Page" office:target-frame-name="_blank" xlink:show="new" text:style-name="Internet_20_link" text:visited-style-name="Visited_20_Internet_20_Link"><text:span text:style-name="T12">gmod</text:span></text:a><text:a xlink:type="simple" xlink:href="http://gmod.org/wiki/Main_Page" office:target-frame-name="_blank" xlink:show="new" text:style-name="Internet_20_link" text:visited-style-name="Visited_20_Internet_20_Link"><text:span text:style-name="T11">.</text:span></text:a><text:a xlink:type="simple" xlink:href="http://gmod.org/wiki/Main_Page" office:target-frame-name="_blank" xlink:show="new" text:style-name="Internet_20_link" text:visited-style-name="Visited_20_Internet_20_Link"><text:span text:style-name="T12">org</text:span></text:a><text:a xlink:type="simple" xlink:href="http://gmod.org/wiki/Main_Page" office:target-frame-name="_blank" xlink:show="new" text:style-name="Internet_20_link" text:visited-style-name="Visited_20_Internet_20_Link"><text:span text:style-name="T11">/</text:span></text:a><text:a xlink:type="simple" xlink:href="http://gmod.org/wiki/Main_Page" office:target-frame-name="_blank" xlink:show="new" text:style-name="Internet_20_link" text:visited-style-name="Visited_20_Internet_20_Link"><text:span text:style-name="T12">wiki</text:span></text:a><text:a xlink:type="simple" xlink:href="http://gmod.org/wiki/Main_Page" office:target-frame-name="_blank" xlink:show="new" text:style-name="Internet_20_link" text:visited-style-name="Visited_20_Internet_20_Link"><text:span text:style-name="T11">/Main_Page</text:span></text:a><text:span text:style-name="T1">) and describe what it is and briefly what it does. As another example, you can explore how GO is implemented in more detail. If you are interested in the semantic web, you can discuss using OWL or RDF.</text:span></text:p>
      <text:p text:style-name="P3"><text:span text:style-name="T1"/></text:p>
      <text:p text:style-name="P4"><text:span text:style-name="T1">I did a little bit of searching flat-files versus RDBM</text:span><text:span text:style-name="T4">s</text:span><text:span text:style-name="T1">. <text:s/>Most posts on Stackoverflow indicate the advantage of RDBM</text:span><text:span text:style-name="T4">s</text:span><text:span text:style-name="T1"> is querying information. <text:s/>In flat-files all of the data needs to be loaded and you have to search through the file to get information from it while querying and indexing of RDBMS is faster. <text:s/></text:span><text:span text:style-name="T2">Updating and removing records is also easier in RDBMS, as you only need to update the record and not write the entire file over again. <text:s/>You also have data integrity when entering data in an RDBM</text:span><text:span text:style-name="T4">s</text:span><text:span text:style-name="T2"> such as foreign key restraints. </text:span><text:span text:style-name="T1"><text:s/></text:span><text:span text:style-name="T2">Flat-files are much better to really small databases where you don’t require the overhead from RDBM</text:span><text:span text:style-name="T4">s</text:span><text:span text:style-name="T2">. <text:s/>With respect to two RDBMS that I have experience with, MySQL and SQLite, there are also plenty of posts on Stackoverflow. <text:s/></text:span><text:span text:style-name="T3">We already saw in lecture notes (I believe) that SQLite does not require accessing a server and the DB can be store in a file while MySQL. <text:s/>The one post on Stackoverflow </text:span><text:a xlink:type="simple" xlink:href="https://stackoverflow.com/questions/12254326/should-i-use-sqlite-instead-of-mysql#:~:text=The%20principal%20advantage%20of%20SQLite,SQL%20as%20its%20query%20language.&amp;text=Being%20server%2Dbased%20allows%20for,bit%20more%20complex%20to%20deploy." text:style-name="Internet_20_link" text:visited-style-name="Visited_20_Internet_20_Link">here</text:a><text:span text:style-name="T3"> talks about concurrent access on both of these database types. <text:s/>File based databases aren’t able to accommodate concurrent writing or updating to tables or entries as well as server type DBs like MySQL and Oracle. <text:s/>According to the comments of the post despite SQLite being a file based database, it sounds like it doesn’t have this issue as much as other file based databases. <text:s/>Obviously the benefit of SQLite also is that it is much lighter, that is it takes less space to store the same amount of data in SQLite as it does for MySQL. <text:s/>I hope I said that correctly. <text:s/>You can correct me if I am wrong.</text:span></text:p>
      <text:p text:style-name="P4"><text:span text:style-name="T3"/></text:p>
      <text:p text:style-name="P6"><text:span text:style-name="T3">I </text:span><text:span text:style-name="T4">was going to write about GBROWSE and JBROWSE by GMOD but I came across some cool information under the GBROWSE wiki. <text:s/>There was a link to BioSQL adapter howto there and so I looked up this tool. </text:span><text:a xlink:type="simple" xlink:href="https://biosql.org/wiki/Main_Page" text:style-name="Internet_20_link" text:visited-style-name="Visited_20_Internet_20_Link">Here</text:a><text:span text:style-name="T5"> is the original wiki for BioSQL. <text:s/>Interestingly there are language adapters and wikis for each one. <text:s/>I will probably look into </text:span><text:a xlink:type="simple" xlink:href="https://biopython.org/wiki/BioSQL" text:style-name="Internet_20_link" text:visited-style-name="Visited_20_Internet_20_Link">BioPython</text:a><text:span text:style-name="T5"> as that is my language of choice. <text:s/>BioSQL according to their document ion, uses a weak-type paradigm in which the entities or objects can be more generic and derive attributes from other entity types. <text:s/>BioSQL is relational and use SQL syntax </text:span><text:span text:style-name="T6">and the supported RDBMs are PostgreSQL, MySQL, Oracle, HSQLDB, and Apache Derby. I have not read this yet but </text:span><text:a xlink:type="simple" xlink:href="https://github.com/biosql/biosql/blob/master/INSTALL" text:style-name="Internet_20_link" text:visited-style-name="Visited_20_Internet_20_Link">here</text:a><text:span text:style-name="T6"> is installation instructions for MySQL, Postgres, and Oracle. <text:s/>I will probably test out installing on MySQL and using Biopython to test this out after I finish some homework for my other classes. <text:s/>If anyone wants to do it with me let me know and we could both try it and then help with any issues.</text:span></text:p>
      <text:p text:style-name="P4"><text:span text:style-name="T3"/></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SFMono-Regular" svg:font-family="SFMono-Regular, Consolas, 'Liberation Mono', Menlo, monospace"/>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8T05:32:21.213396107</meta:creation-date>
    <dc:date>2020-09-08T07:05:25.436874049</dc:date>
    <meta:editing-duration>PT8M2S</meta:editing-duration>
    <meta:editing-cycles>3</meta:editing-cycles>
    <meta:generator>LibreOffice/6.0.7.3$Linux_X86_64 LibreOffice_project/00m0$Build-3</meta:generator>
    <meta:document-statistic meta:table-count="0" meta:image-count="0" meta:object-count="0" meta:page-count="1" meta:paragraph-count="4" meta:word-count="574" meta:character-count="3310" meta:non-whitespace-character-count="2720"/>
  </office:meta>
</office:document-meta>
</file>